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 tilbrigði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grískt kai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öfugt epsílon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þríhyrningur</text:p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>hebreskt 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>hebreskt 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>hebreskt 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>hebreskt dalet</text:p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c með króki og broddi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e með rá og bakbroddi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e með rá og broddi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e með króki og boga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i með tvídepli og broddi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l með undirdepli og rá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o með bylgju og broddi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o með bylgju og tvídepli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o með þverstriki og bakbroddi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o með rá og broddi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r með undirdepli og rá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s með broddi og depli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s með kríu og depli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s með undirdepli og undirdepli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u með bylgju og broddi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u með rá og tvídepli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a með hatti og broddi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a með hatti og bakbroddi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a með hatti og krækju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a með hatti og bylgju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a með hatti og undirdepli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a með skál og broddi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a með skál og bakbroddi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a með skál og krækju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a með skál og bylgju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a með skál og undirdepli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e með hatti og broddi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e með hatti og bakbroddi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e með hatti og krækju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e með hatti og bylgju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e með hatti og undirdepli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o með hatti og broddi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o með hatti og bakbroddi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o með hatti og krækju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o með hatti og bylgju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o með hatti og undirdepli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o með snaga og broddi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o með snaga og bakbroddi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o með snaga og krækju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o með snaga og bylgju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o með snaga og undirdepli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u með snaga og broddi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u með snaga og bakbroddi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u með snaga og krækju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u með snaga og bylgju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u með snaga og undirdepli</text:p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skástrikað o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þverstrikað d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þverstrikað h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skástrikað l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þverstrikað t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skástrikað lambda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langt s með depli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f með króki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þverstrikað l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opið e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n með forsett úrfellingarmerki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a með bakbroddi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a með broddi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a með hatti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a með bylgju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a með tvídepli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a með h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c með króki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e með bakbroddi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e með broddi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e með hatti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e með tvídepli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i með bakbroddi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i með broddi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i með hatti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i með tvídepli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n með bylgju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o með bakbroddi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o með broddi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o með hatti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o með bylgju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o með tvídepli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u með bakbroddi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u með broddi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u með hatti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u með tvídepli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y með broddi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y með tvídepli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a með rá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a með skál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a með lykkju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c með broddi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c með hatti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c með depli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c með kríu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d með kríu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e með rá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e með depli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e með lykkju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e með kríu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g með hatti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g með skál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g með depli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h með hatti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i með bylgju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i rá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i með lykkju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depillaust 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j með hatti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k með króki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l með broddi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l með króki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l með kríu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l með miðdepli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n með broddi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n með króki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n með kríu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o með rá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o með tvíbroddi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r með broddi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r með króki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r með kríu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s með broddi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s með hatti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s með króki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s með kríu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t með króki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t með kríu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u með bylgju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u með rá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u með skál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u með h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u með tvíbroddi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u með lykkju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w með hatti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y með hatti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z með broddi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z með depli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z með kríu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g með broddi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a með undirhring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b með depli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b með undirdepli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b með undirrá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d með depli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d með undirdepli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d með undirrá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d með króki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d með undirhatti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e með undirhatti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e með undirbylgju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f með depli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g með rá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h með depli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h með undirdepli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h með tvípunkti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h með króki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h með undirskál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i með undirbylgju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k með broddi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k með undirdepli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k með undirrá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l með undirdepli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l með undirrá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l með undirhatti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m með broddi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m með depli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m með undirdepli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n með depli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n með undirdepli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n með undirrá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n með undirhatti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p með broddi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p með depli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r með depli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r með undirdepli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r með undirrá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s með depli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s með undirdepli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t með depli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t með undirdepli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t með undirrá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t með undirhatti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u með undirtvídepli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u með undirbylgju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u með undirhatti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v með bylgju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v með undirdepli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w með bakbroddi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w með broddi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w með tvípunkti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w með depli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w með undirdepli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x með depli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x með tvípunkti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y með depli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z með hatti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z með undirdepli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z með undirrá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h með undirrá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t með tvípunkti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w með hring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y með hring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a með hægri hálfh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a með undirdepli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a með krækju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e með undirdepli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e með krækju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e með bylgju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i með krækju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i með undirdepli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o með undirdepli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o með krækju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u með undirdepli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u með krækju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y með bakbroddi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y með undirdepli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y með krækju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y með bylgju</text:p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fasti Plancks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stórt c með króki og broddi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stórt e með rá og bakbroddi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stórt e með rá og broddi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stórt e með króki og boga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stórt i með tvídepli og broddi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stórt l með undirdepli og rá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stórt o með bylgju og broddi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stórt o með bylgju og tvídepli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stórt o með þverstriki og bakbroddi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stórt o með rá og broddi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stórt r með undirdepli og rá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stórt s með broddi og depli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stórt s með kríu og depli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stórt s með depli og undirdepli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stórt u með bylgju og broddi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stórt u með rá og tvídepli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stórt a með hatti og broddi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stórt a með hatti og bakbroddi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stórt a með hatti og krækju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stórt a með hatti og bylgju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stórt a með hatti og undirdepli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stórt a með skál og broddi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stórt a með skál og bakbroddi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stórt a með skál og krækju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stórt a með skál og bylgju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stórt a með skál og undirdepli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stórt e með hatti og broddi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stórt e með hatti og bakbroddi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stórt e með hatti og krækju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stórt e með hatti og bylgju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stórt e með hatti og undirdepli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stórt o með hatti og broddi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stórt o með hatti og bakbroddi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stórt o með hatti og krækju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stórt o með hatti og bylgju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stórt o með hatti og undirdepli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stórt o með snaga og broddi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stórt o með snaga og bakbroddi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stórt o með snaga og krækju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stórt o með snaga og bylgju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stórt o með snaga og undirdepli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stórt u með snaga og broddi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stórt u með snaga og bakbroddi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stórt u með snaga og krækju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stórt u með snaga og bylgju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stórt u með snaga og undirdepli</text:p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stórt a með bakbroddi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stórt a með broddi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stórt a með hatti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stórt a með bylgju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stórt a með tvídepli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angström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stórt c með króki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stórt e með bakbroddi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stórt e með broddi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stórt e með hatti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stórt e með tvídepli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stórt i með bakbroddi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stórt i með broddi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stórt i með hatti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stórt i með tvídepli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stórt n með bylgju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stórt o með bakbroddi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stórt o með broddi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stórt o með hatti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stórt o með bylgju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stórt o með tvídepli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stórt u með bakbroddi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stórt u með broddi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stórt u með hatti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stórt u með tvídepli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stórt y með broddi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stórt a með rá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stórt a með skál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stórt a með lykkju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stórt c með broddi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stórt c með hatti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stórt c með depli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stórt c með kríu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stórt d með kríu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stórt e með rá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stórt e með depli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stórt e með lykkju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stórt e með kríu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stórt g með hatti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stórt g með skál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stórt g með depli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stórt g með króki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stórt h með hatti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stórt i með bylgju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stórt i með rá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stórt i með lykkju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stórt i með depl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stórt j með hatti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stórt k með króki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stórt l með broddi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stórt l með króki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stórt l með kríu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stórt l með miðdepli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stórt n með broddi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stórt n með króki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stórt n með kríu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stórt o með rá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stórt o með tvíbroddi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stórt r með broddi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stórt r með króki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stórt r með kríu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stórt s með broddi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stórt s með hatti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stórt s með króki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stórt s með kríu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stórt t með króki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stórt t með kríu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stórt u með bylgju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stórt u með rá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stórt u með skál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stórt u með h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stórt u með tvíbroddi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stórt u með lykkju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stórt w með hatti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stórt y með hatti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stórt y með tvídepli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stórt z með broddi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stórt z með depli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stórt z með kríu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stórt a með undirhring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stórt b með depli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stórt b með undirdepli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stórt b með undirrá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stórt d með depli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stórt d með undirdepli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stórt d með undirrá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stórt d með króki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stórt d með undirhatti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stórt e með undirhatti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stórt e með undirbylgju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stórt f með depli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stórt g með rá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stórt h með depli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stórt h með undirdepli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stórt h með tvípunkti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stórt h með króki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stórt h með undirskál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stórt i með undirbylgju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stórt k með broddi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stórt k með undirdepli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stórt k með undirrá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stórt l með undirdepli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stórt l með undirrá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stórt l með undirhatti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stórt m með broddi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stórt m með depli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stórt m með undirdepli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stórt n með depli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stórt n með undirdepli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stórt n með undirrá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stórt n með undirhatti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stórt p með broddi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stórt p með depli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stórt r með depli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stórt r með undirdepli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stórt r með undirrá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stórt s með depli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stórt s með undirdepli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stórt t með depli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stórt t með undirdepli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stórt t með undirrá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stórt t með undirhatti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stórt u með undirtvídepli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stórt u með undirbylgju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stórt u með undirhatti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stórt v með bylgju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stórt v með undirdepli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stórt w með bakbroddi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stórt w með broddi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stórt w með tvípunkti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stórt w með depli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stórt w með undirdepli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stórt x með depli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stórt x með tvípunkti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stórt y með depli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stórt z með hatti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stórt z með undirdepli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stórt z með undirrá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stórt a með undirdepli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stórt a með krækju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stórt e með undirdepli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stórt e með krækju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stórt e með bylgju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stórt i með krækju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stórt i með undirdepli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stórt o með undirdepli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stórt o með krækju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stórt u með undirdepli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stórt u með krækju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stórt y með bakbroddi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stórt y með undirdepli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stórt y með krækju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stórt y með bylgju</text:p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right angle with arc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right angle with downwards zigzag arrow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þrívítt horn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rétt mælihorn með depli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undirstrikað horn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öfugt undirstrikað horn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gleitt horn upp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gleitt horn niður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mælihorn með seinni arm í upp til hægri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mælihorn með seinni arm í upp til vinstri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mælihorn með seinni arm í niður til hægri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mælihorn með seinni arm í niður til vinstri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mælihorn með seinni arm til hægri og upp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mælihorn með seinni arm til vinstri og upp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mælihorn með seinni arm til hægri og niður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mælihorn með seinni arm til vinstri og niður</text:p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vinstri ör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uppör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hægri ör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niðurör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>hægri og vinstri ör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upp- og niðurör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>norðvesturör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>norðausturör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>suðausturör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>suðvesturör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>tvíydd hægri ör frá þverstriki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tvíydd brotin hægri ör með stéli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>punktskeft hægri ör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>uppör að þverstriki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>niðurör að þverstriki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tvíydd hægri ör með stéli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>stél af vinstri ör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>hægri ör frá þverstriki að tígli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norðvestur ör með króki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norðaustur ör með króki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suðaustur ör með króki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suðvestur ör með króki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norðvestur og norðaustur örvar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norðaustur og suðaustur örvar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suðaustur og suðvestur örvar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hægri ör með kúf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hægri ör sem beygir niður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niðurör sem beygir til vinstri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niðurör sem beygir til hægri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clockwise right semicircle arrow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anticlockwise left semicircle arrow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>hægri ör með plús undir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>hægri og vinstri ör í gegnum hring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tvíydd uppör frá hring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round implies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>hægri ör með jafnaðarmerki yfir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>hægri ör með bylgju yfir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>vinstri ör yfir bylgju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>hægri ör yfir bylgju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>hægri ör með næstum jafnt og undir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>vinstri ör með minna en yfir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>hægri ör með stærra en yfir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>hægri ör með hlutmengi yfir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>skástrikuð vinstri ör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>skástrikuð hægri ör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vinstri bylgjuör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hægri bylgjuör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>tvíydd vinstri ör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>tvíydd uppör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>tvíydd hægri ör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>tvíydd niðurör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>vinstri ör með stéli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>hægri ör með stéli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>vinstri ör frá þverstriki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>uppör frá þverstriki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>hægri ör frá þverstriki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>niðurör frá þverstriki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upp- og niðurör ofanvið þverstrik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>vinstri ör með króki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>hægri ör með króki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>vinstri ör með lykkju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>hægri ör með lykkju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hægri og vinstri bylgjuör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>skástrikuð hægri og vinstri ör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hlykkjótt niðurör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>vinkilör upp til vinstri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>vinkilör upp til hægri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>vinkilör niður til vinstri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>vinkilör niður til hægri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>vinkilör til hægri og niður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>vinkilör niður til vinstri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vinstri bjúgör rangsælis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hægri bjúgör réttsælis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>norðvesturör að láréttu striki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>vinstri ör að þverstriki yfir hægri ör að þverstriki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hringör rangsælis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hringör réttsælis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>hægri ör yfir vinstri ör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>uppör vinstra megin við niðurör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>vinstri ör yfir hægri ör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tvær vinstri örvar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tvær uppörvar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tvær hægri örvar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tvær niðurörvar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skástrikuð tvískeft vinstri ör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skástrikuð tvískeft hægri og vinstri ör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skástrikuð tvískeft hægri ör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tvískeft vinstri ör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tvískeft uppör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tvískeft hægri ör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tvískeft niðurör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tvískeft hægri og vinstri ör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tvískeft upp- og niður ör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tvískeft norðvesturör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tvískeft norðausturör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tvískeft suðausturör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tvískeft suðvesturör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þrískeft vinstri ör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þrískeft hægri ör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vinstri bylgjuör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hægri bylgjuör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>tvíþverstrikuð uppör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>tvíþverstrikuð niðurör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brotin vinstri ör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brotin uppör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brotin hægri ör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brotin niðurör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>vinstri ör að þverstriki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>hægri ör að þverstriki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>hvít vinstri ör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>hvít uppör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>hvít hægri ör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>hvít niðurör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>hvít uppör frá þverstriki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>uppör hægra megin við niðurör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vinstri opinydd ör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hægri opinydd ör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hægri og vinstri opinydd ör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>löng vinstri ör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>löng hægri ör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>löng hægri og vinstri ör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löng tvískeft vinstri ör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löng tvískeft hægri ör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löng tvískeft hægri og vinstri ör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>löng hægri ör frá þverstriki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löng hægri bylgjuör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brotin vinstri ör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brotin hægri ör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tvíbrotin vinstri ör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tvíbrotin hægri ör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tvöfalt stél af vinstri ör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tvöfalt stél af hægri ör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>vinstri ör að tígli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>hægri ör að tígli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>vinstri ör frá þverstriki að tígli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suðvestur og norðvestur örvar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clockwise top semicircle arrow with min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anticlockwise top semicircle arrow með plúsi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>vinstri ör með yfirmengi yfir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>tómamengi með hægri ör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>tómamengi með vinstri ör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>heildi ofaní vinstri ör með króki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skrifletrað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Weierstrass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stórt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depillaust i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depillaust j</text:p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vinstra þak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hægra þak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efri hluti heildismerkis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neðri hluti heildismerkis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>vinstri oddklofi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>ófylltir svigar opnast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>ófylltir svigar lokast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z notation left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>hornklofar með merki uppi lokast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>oddklofar með depli opnast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>oddklofar með depli lokast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minna en ofaní vinstri sviga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stærra en ofaní hægri sviga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stærra en ofaní tvöföldum vinstri sviga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minna en ofaní tvöföldum hægri sviga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left tortoise shell bracket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right tortoise shell bracket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>opna sviga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>loka sviga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>opna hornklofa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>loka hornklofa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>opna slaufusviga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>loka slaufusviga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vinstra gólf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hægra gólf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neðra hægra skurðmerki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neðra vinstra skurðmerki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efra hægra skurðmerki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efra vinstra skurðmerki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efra vinstra horn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efra hægra horn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neðra vinstra horn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neðra hægra horn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>hægri oddklofi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>upper left or lower right brace section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>upper right or lower left brace section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>yfir square 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>under square 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>svigi yfir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>svigi undir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>slaufusvigi yfir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>slaufusvigi undir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gleiðklofi yfir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gleiðklofi undir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left s-shape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right s-shape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tvöfaldir hornklofar opna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tvöfaldir hornklofar loka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oddklofar opna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oddklofar loka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tvöfaldir oddklofar opna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tvöfaldir oddklofar loka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left white tortoise shell bracket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right white tortoise shell bracket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>flattir svigar opna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>flattir svigar loka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z notation right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>hornklofar með undirstriki opnast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>hornklofar með undirstriki lokast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>hornklofar með merki uppi opnast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>hornklofar með merki niðri lokast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>hornklofar með merki niðri opnast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tvöfaldir hlykkklofar opna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tvöfaldir hlykkklofar loka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oddklofar opnast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oddklofar lokast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tvöfaldir hornklofar opnast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tvöfaldir hornklofar lokast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tvöföld hangandi kló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>sviga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>sviga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>slaufusviga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>slaufusviga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>oddklofa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>oddklofa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box drawings lástrik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box drawings lóðstrik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box drawings efra hægra horn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box drawings neðra vinstra horn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box drawings neðra hægra horn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box drawings lóðstrik með vinstra þverstriki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box drawings lástrik með yfirþverstriki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box drawings tvöfalt lástrik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box drawings tvöfalt lóðstrik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box drawings einfalt niður og tvöfalt til hægri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box drawings tvöfalt niður og einfalt til hægri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box drawings tvöfalt niður og til hægri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box drawings einfalt niður og tvöfalt til vinstri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box drawings tvöfalt niður og einfalt til vinstri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box drawings tvöfalt niður og til vinstri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box drawings einfalt upp og tvöfalt til hægri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box drawings tvöfalt upp og einfalt til hægri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box drawings tvöfalt lóðstrik með tvöföldu hægra þverstriki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box drawings einfalt lóðstrik með tvöföldu vinstra þverstriki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box drawings tvöfalt lóðstrik með einföldu vinstra þverstriki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box drawings tvöfalt lóðstrik með tvöföldu vinstra þverstriki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box drawings tvöfalt lástrik með einföldu undirþverstriki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box drawings einfalt lástrik með tvöföldu undirþverstriki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box drawings tvöfalt lástrik með tvöföldu undirþverstriki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box drawings tvöfalt lástrik með einföldu yfirþverstriki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box drawings einfalt lástrik með tvöföldu yfirþverstriki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box drawings tvöfalt lástrik með tvöföldu yfirþverstriki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efri hálfreitur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neðri hálfreitur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heilreitur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lítið skyggður reitur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meðal skyggður reitur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mikið skyggður reitur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box drawings efra vinstra horn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box drawings lóðstrik með hægra þverstriki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box drawings lástrik með undirþverstriki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box drawings þver og lástrik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box drawings tvöfalt upp og til hægri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box drawings einfalt upp og tvöfalt til vinstri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box drawings tvöfalt upp og einfalt til vinstri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box drawings tvöfalt upp og til vinstri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box drawings einfalt lóðstrik með tvöföldu hægra þverstriki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box drawings tvöfalt lóðstrik með einföldu hægra þverstriki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box drawings einfalt lóðstrik og tvöfalt lástrik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box drawings tvöfalt lóðstrik og einfalt lástrik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box drawings tvöfalt lóðstrik og lástrik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fylltur ferningur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ófylltur ferningur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fyllt ferningsdoppa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ófyllt ferningsdoppa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fylltur rétthyrningur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fylltur lóðréttur rétthyrningur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ófylltur lóðréttur rétthyrningur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ófylltur samsíðungur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fylltur þríhyrningur upp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ófylltur þríhyrningur upp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lítill fylltur þríhyrningur upp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lítill ófylltur þríhyrningur upp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fylltur hægri þríhyrningur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ófylltur hægri þríhyrningur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lítill fylltur hægri þríhyrningur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lítill ófylltur hægri þríhyrningur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fylltur þríhyrningur niður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ófylltur þríhyrningur niður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lítill fylltur þríhyrningur niður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lítill ófylltur þríhyrningur niður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fylltur vinstri þríhyrningur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ófylltur vinstri þríhyrningur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lítill fylltur vinstri þríhyrningur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lítill ófylltur vinstri þríhyrningur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fylltur vinstri oddur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ófylltur vinstri oddur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fylltur tígull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ófylltur tígull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fylltur tígull innaní ófylltum tígli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fiskauga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ófylltur tígull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ófylltur hringur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brotinn hringur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hringur með lóðstrikum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hringur innaní hring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fylltur hringur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hringur með vinstri helming fylltan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hringur með hægri helming fylltan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hringur með neðri helming fylltan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hringur með efri helming fylltan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hringur með efri hægri fjórðung fylltan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hringur með efri vinstri fjórðun ófylltan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vinstri helmingur fyllts hrings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hægri helmingur fyllts hrings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ófylltur hringur innaní fylltum ferningi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hringur innaní fylltum ferningi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efri hálfhringur í fylltum efri hálfreit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neðri hálfhringur í fylltum neðri hálfreit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efri vinstri fjórðungur hringboga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efri hægri fjórðungur hringboga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neðri hægri fjórðungur hringboga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neðri vinstri fjórðungur hringboga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efri hálfhringur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neðri hálfhringur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fylltur neðri hægri þríhyrningur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fylltur neðri vinstri þríhyrningur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fylltur efri vinstri þríhyrningur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fylltur efri hægri þríhyrningur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samskeyting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ferningur með hægri helming fylltan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ferningur með vinstri helming fylltan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ferningur með efri vinstri helming fylltan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ferningur með neðri hægri helming fylltan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ófylltur ferningur með lóðstriki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ófylltur þríhyrningur upp með depli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ófylltur þríhyrningur upp með vinstri helming fylltan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ófylltur þríhyrningur upp með hægri helming fylltan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stór hringur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ófylltur efri vinstri þríhyrningur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ófylltur efri hægri þríhyrningur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ófylltur neðri vinstri þríhyrningur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ófylltur ferningur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fylltur ferningur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lítill ófylltur ferningur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lítill fylltur ferningur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ófylltur neðri hægri þríhyrningur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ófyllt stjarna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lítill fyllt stjarna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lítil ófyllt stjarna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hægri og vinstri skutull með niðurhökum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upp og niður skutull left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vinstri skutull með upphaki að þverstriki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hægri skutull með upphaki að þverstriki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uppskutull með hægra haki að þverstriki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niðurskutull með hægra haki að þverstriki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vinstri skutull með niðurhaki að þverstriki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hægri skutull með niðurhaki að þverstriki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uppskutull með vinstra haki að þverstriki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niðurskutull með vinstra haki að þverstriki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uppskutull með vinstra haki frá þverstriki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niðurskutull með vinstra haki frá þverstriki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vinstri skutull með upphaki yfir vinstri skutli með niðurhaki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uppskutull með vinstra haki vinstra megin við uppskutul með hægra haki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hægri skutull með upphaki yfir hægri skutli með niðurhaki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niðurskutull með hægra haki vinstra megin við niðurskutul með hægra haki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vinstri skutull með upphaki yfir hægri skutli með upphaki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vinstri skutull með niðurhaki yfir hægri skutli með niðurhaki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hægri skutull með upphaki yfir vinstri skutli með niðurhaki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hægri skutull með niðurhaki yfir vinstri skutli með niðurhaki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vinstri skutull með upphaki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vinstri skutull með niðurhaki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uppskutull með hægra haki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uppskutull með vinstra haki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hægri skutull með upphaki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hægri skutull með niðurhaki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niðurskutull með hægra haki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niður skutull með vinstra haki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vinstri skutull yfir hægri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hægri skutull yfir vinstri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hægri og vinstri skutull með vinstra haki upp og hægra haki niður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hægri og vinstri skutull með vinstra haki niður og hægra haki upp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hægri og vinstri skutull með upphökum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up down hægri skutull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vinstri skutull með upphaki frá þverstriki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hægri skutull með upphaki frá þverstriki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uppskutull með hægra haki frá þverstriki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niðurskutull með hægra haki frá þverstriki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vinstri skutull með niðurhaki frá þverstriki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hægri skutull með niðurhaki frá þverstriki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vinstri skutull yfir striki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vinstri skutull undir striki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hægri skutull yfir striki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hægri skutull undir striki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uppskutull vinstra megin við niðurskutull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uppskutull hægra megin við niðurskutull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sporður á vinstri ör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sporður á hægri ör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vertical bar with double hook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sporður á niðurör</text:p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umero sign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útgáfuréttarmerki hljóðupptöku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vörumerkistákn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únsumerki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ó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óhm á hvolfi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stórt f snúið á haus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fasti Plancks yfir 2 pí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lyfseðilstákn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angström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bandstrik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>tilstrik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þankastrik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>lástrik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>tvö lóðstrik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einfalt hægra tilvitnunarmerki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einfalt efra vinstra tilvitnunarmerki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rýtingur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tvírýtingur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doppa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>tvídepill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og svo framvegis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>prómill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>prósentupunktar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merkt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tvímerkt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>þrímerkt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>bakmerkt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>tvíbakmerkt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>vinstri oddur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>tengja stafi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>innskotsmerki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>stutt bandstrik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>brotastrik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>tengja saman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>quadruple 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fyrir öll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fyllimengi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>til er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>ekki er til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tóma mengið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aukning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stak í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>ekki stak í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hjámargfeldi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>summa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í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>mínus plú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>depill plú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>deilingarskástrik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>mengjamunur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stjarna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>hringur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doppa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horn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>mælihorn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>kúluhorn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þáttur í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>ekki þáttur í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>samsíða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>ekki samsíða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ða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sniðmengi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>rúmheildi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>heildi réttsælis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>ferilheildi réttsælis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>ferilheildi rangsælis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þess vegna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vegna þess að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á móti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hlutfall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>depill mí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um of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>sveigfeldi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>skástrikuð bylgja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>rá yfir bylgju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>aðfellujafnt og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>ekki aðfellujafnt og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>um það bil jafnt og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>um það bil en ekki jafnt og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>hvorki um það bil né jafnt og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>nánast jafnt og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>ekki nánast jafnt og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>nálgast markgildið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>rúmfræðilega jafnt og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>um það bil jafnt og eða myndin af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>myndin af eða um það bil jafnt og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>skilgreint sem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>skilgreinir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>hringur í jafnaðarmerki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>hringur ofan við jafnaðarmerki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svarar til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r metið sem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>ekki jafnt og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>aljafnt og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>ekki aljafnt og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>stranglega jafngilt og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>minna eða jafnt og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>stærra eða jafnt og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>minna en yfir jafnaðarmerki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>stærra en yfir jafnaðarmerki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>minna en og ekki jafnt og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>stærra en og ekki jafnt og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>hvorki minna né jafnt og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>hvorki stærra né jafnt og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>minna eða jafngilt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>stærra eða jafngilt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>hvorki minna né jafngilt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>hvorki stærra né jafngilt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>minna eða stærra en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>stærra eða minna en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>hvorki minna né stærra en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>hvorki stærra né minna en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>er ekki fyrr en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>er ekki síðar en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>hlutmengi í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>yfirmengi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>ekki hlutmengi í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>ekki yfirmengi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>hlutmengi eða jafnt og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>yfirmengi eða jafnt og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>hvorki hlutmengi né jafnt og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>hvorki yfirmengi né jafnt og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>rétthyrnd frummynd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>rétthyrnd mynd eða jafnt og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>rétthyrnd frummynd eða jafnt og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>rétthyrnt sniðmengi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>rétthyrnt sammengi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bein summa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mínus innaní hring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þingfeldi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>skástrik innaní hring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depill innaní hring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>þvermál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ús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ofanvarp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sjónarhorn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>öfugt ekki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bogi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trengur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hrópmerkt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gæsalappir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tölumerki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dalir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prósent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og merki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högg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stjarna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ús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komm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ínus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unktur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kástrik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tvípunktur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semikomma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minna en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samasem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>stærra e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spurningarmerki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já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öfugt skástrik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hattur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undirstrik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bakbroddur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lóðstrik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bylgja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öfugt hrópmerki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sent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pund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>almennt gjaldmiðilsmerki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jen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rofið lóðstrik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kaflamerki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>tvídepill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útgáfuréttarmerki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raðtákn kvenkynsorða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>vinstri tvíoddur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ekki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skrásettningarmerki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rá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gráður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>plús mínus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roddur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míkró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>greinaskil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iðdepill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krókur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raðtákn karlkynsorða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>hægri tvíoddur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öfugt spurningarmerki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innum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deilt með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með skál</text:p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eð depli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>með hring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með lykkju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með bylgju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>með tvíbroddi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>einfalt vinstra tilvitnunarmerki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loka tilvitnun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tvöfalt efra vinstra tilvitnunarmerki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>opna tilvitnun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>hægri oddur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yfirstrik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>öfug semikomma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stak í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>hefur stakið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>hefur ekki stakið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>hefur stakið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lok sönnunar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margfeldi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rót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>teningsrót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fjórða rót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>í beinu hlutfalli við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óendanlegt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rétt horn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sammengi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heildi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>tvöfalt heildi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>þrefalt heildi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>ferilheildi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>flatarheildi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>rúmfræðilegt hlutfall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samstríkka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bylgja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>öfug bylgja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>inverted lazy s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sínusbylgja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>nánast eða alveg jafnt og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>þreföld bylgja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>allt jafnt og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>jafngilt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>rúmfræðilega jafngilt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>mismunur milli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>jafnhyrnt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>stjarna yfir jafnaðarmerki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>delta yfir jafnaðarmerki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>jafnt og samkvæmt skilgreiningu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>mælt af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>spurningarmerki yfir jafnaðarmerki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>miklu minna en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>miklu stærra en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milli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>ekki jafngilt og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>ekki minna en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>ekki stærra en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er fyrr en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er síðar en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>er fyrr eða jafn og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>er síðar eða jafn og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>er fyrr eða jafngilt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>er síðar eða jafngilt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>hlutmengi en ekki jafnt og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>yfirmengi en ekki jafnt og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fjölmengi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>margföldun fjölmengja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>summa fjölmengja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>rétthyrnd mynd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>hringur innaní hring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>stjarna innaní hring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>samasem innaní hring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>bandstrik innaní hring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>plús innaní ferningi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>mínus innaní ferningi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>margföldunarkross innaní ferningi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>depill innaní ferningi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>right tack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>left tack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>down tack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up tack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fullyrðir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er líkan af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t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neyðir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>triple vertical bar right turnstile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>double vertical bar double right turnstile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>sannar ekki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>ekki satt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>neyðir ekki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>negated double vertical bar double right turnstile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>precedes under relation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>succeeds under relation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>er normleg hlutgrúpa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>hefur normlegu hlutgrúpuna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>er normleg hlutgrúpa eða jöfn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>hefur normlegu hlutgrúpuna eða er jöfn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>frummynd af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>mynd af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fjölvörpun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>hermískt samoka fylki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intercalate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and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>rétthyrndur þríhyrningur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ða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sniðmengi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sammengi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tígull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depill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jarna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>division times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slaufa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>left normal factor semidirect product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>right normal factor semidirect product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>vinstra hálfbeint margfeldi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>hægri hálfbeint margfeldi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>reversed tilde equals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>curly logical or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>curly logical and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>tvöfalt hlutmengi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>tvöfalt yfirmengi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>tvöfalt sniðmengi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>tvöfalt sammengi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gaffall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>jafnt og samsíða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>minna en með depli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>stærra en með depli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>miklu miklu minna en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>miklu miklu stærra en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>minna en, jafnt eða stærra en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>stærra en, jafnt eða minna en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>jafnt eða minna en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>jafnt eða stærra en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>jafnt eða fyrr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>jafnt eða síðar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>hvorki fyrr né jafnt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>hvorki síðar né jafnt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>hvorki rétthyrnd mynd né jafnt og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>hvorki rétthyrnd frummynd né jafnt og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>rétthyrnd mynd eða ekki jafnt og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>rétthyrnd frummynd eða ekki jaftn og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>minna en en ekki jafngilt og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>stærra en en ekki jafngilt og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>fyrr en ekki jafngilt og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>síðar en ekki jafngilt og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>ekki normleg hlutgrúpa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>inniheldur ekki sem normlega hlutgrúpu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>hvorki normleg hlutgrúpa né jafnt og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>hvorki inniheldur sem normlega hlutgrúpu né jafnt og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>lóðréttur þrídepill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miðstæður þrídepill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>þrídepill upp til hægri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>þrídepill niður til vinstri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>stak í með löngu miðstriki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>stak í með þverstriki fyrir enda miðstriks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>stak í með þverstriki fyrir enda miðstriks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>stak í með depli yfir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>stak í með rá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>stak í með rá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>stak í með undirrá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>stak í með tvöföldu miðstriki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>hefur stakið með löngu miðstriki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>hefur stakið með þverstriki fyrir enda miðstriks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>hefur stakið með þverstriki fyrir enda miðstriks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>hefur stakið með rá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>hefur stakið með rá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>z notation bag membership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>þríhyrningur innaní þríhyrningi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hornrétt á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>opið hlutmengi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>opið yfirmengi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>eða með depli innaní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>öfugt skástrik vinstra megin við hlutmengi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>yfirmengi vinstra megin við skástrik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>lóðstrik með þverstriki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>deilingarmerki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>og með depli innaní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>stak í sem opnast upp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>neðra hægra horn með depli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>efra vinstra horn með depli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>vinstri ytri tenging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>hægri ytri tenging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>ytri tenging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>þverill upp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>þverill niður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>left and right double turnstile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>left and right tack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>left multimap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>long right tack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>long left tack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>up tack with circle above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>tígull með lástriki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>bjúgur tígull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>bjúgur tígull með lástriki til vinstri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>bjúgur tígull með lástriki til hægri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>ferningur með lástriki til vinstri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>ferningur með lástriki til hægri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>hlykkjótt lóðstrik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>öfugt tómamengi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>tómamengi með rá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>tómamengi með hring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>hringur með lástriki í gegnum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>circled vertical bar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>hringur með lóðstriki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>hringur með samsíðamerki innaní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>hringur með stóru exi ofaní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>hringur með tvídepluðu deilingarskástriki innaní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>hringur með hring innaní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>hringur með doppu innaní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>hringur með minna en innaní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>hringur með stærra en innaní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>hringur með litlum hring hægra megin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>hringur með samasem merki hægra megin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>ferningur með norðaustur hornstriki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>ferningur með suðaustur hornstriki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>tveir ferningar sem skarast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>þríhyrningur sem stendur á striki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>hægri oddur yfir vinstri oddi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>normal subgroup of with bar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>contains as normal subgroup with bar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>ófullgert óendanlegt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>óendanlegt með þverstriki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>samasem með tvöföldu skástriki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>samasem með tvöföldu skástriki og bylgju yfir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>identical to with double slash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>fylltur tígull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>rule delayed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>skástrik með rá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>ferfallt heildi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>heildi með þverstriki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>heildi með opnum hring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>heildi rangsælis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>ferilheildi eftir rétthyrndum ferli í kringum skaut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>ferilheildi í hálfhring í kringum skaut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>ferilheildi í hring í kringum skaut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>ferilheildi í kringum skaut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>fertöluheildi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>plús með hring yfir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>plús með hatti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>bylgja með plúsi undir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>plús með depli undir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>bylgja með plúsi yfir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>plús með undirsettum 2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>mínus með yfirkommu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>mínus með undirdepli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>vinstri hálfhringur um plús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>hægri hálfhringur um plús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>krossfeldi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>margföldunarkross með depli yfir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>undirstrikaður margföldunarkross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>smash product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>vinstri hálfhringur um margföldunarkross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>hægri hálfhringur um margföldunarkross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>margföldunarkross innaní hring með hatti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>margföldunarkross innaní tvöföldum hring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>circled division sign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>plús innaní þríhyrningi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>mínus innaní þríhyrningi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>margföldunarkross innaní þríhyrningi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>innanfeldi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>hjámargfeldi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>sniðmengi með depli innaní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>sammengi með rá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>sniðmengi með rá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>sniðmengi með og innaní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>sammengi með eða innaní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>sammengi yfir sniðmengi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>sniðmengi yfir sammengi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>sammengi yfir rá yfir sniðmengi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>sniðmengi yfir rá yfir sammengi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>hliðstæð tengd sammengi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>hliðstæð tengd sniðmengi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>sammengi lokað með þverstriki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>sniðmengi lokað með þverstriki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>sammengi lokað með þverstriki og með sláfeldi innaní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>double logical and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>double logical or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>tvö og-merki sem skarast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>tvö eða-merki sem skarast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>stórt hallandi eða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>stór hallandi og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>og ofaní lóðstriki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>eða ofaní lóðstriki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>og ofaní lástriki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>eða ofaní lástriki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>undirstrikað og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>equal with dot undir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>bylgja with dot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>samsniða með yfirdepli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>næstum eins með yfirhatti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>jafnaðarmerki með plúsi undir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>jafnaðarmerki með plúsi yfir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>jafnaðarmerki yfir bylgju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>tvöfaldur tvípunktur vinstra megin við jafnaðarmerkið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>double equal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>jafnaðarmerki með tvídepli fyrir ofan og neðan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>jafngilt með ferdepli fyrir ofan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>minna en með hring innaní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>stærra en með hring innaní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>minna en með spurningarmerki fyrir ofan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>stærra en með spurningarmerki fyrir ofan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>skáundirstrikað minna en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>skáundirstrikað stærra en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>skáundirstrikað minna en með depli innaní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>skáundirstrikað stærra en með depli innaní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>skáundirstrikað minna en með depli yfir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>skáundirstrikað stærra en með depli yfir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>skáundirstrikað minna en með depli efst til hægri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>skáundirstrikað stærra en með depli efst til vinstri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>minna en en ekki approksímately jafnt og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>stærra en en ekki approksímately jafnt og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>minna en yfir einslaga eða jafnt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>stærra en yfir einslaga eða jafnt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>minna en yfir bylgju yfir stærra en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>stærra en yfir bylgju yfir minna en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>minna en stærra en eða jafnt og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>stærra en minna en eða jafnt og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>skáundirstrikað minna en yfir skáundirstrikuðu stærra en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>skáundirstrikað stærra en yfir skáundirstrikuð minna en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>skáyfirstrikað minna en með depli innaní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>skáyfirstrikað stærra en með depli innaní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>jafnaðarmerki yfir minna en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>jafnt og eða stærra en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>jafngilt og eða minna en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>einslaga eða minna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>einslaga yfir minna en yfir jafnaðarmerki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>einslaga yfir stærra en yfir jafnaðarmerki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>nested minna en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>nested stærra en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>minna en stærra en yfirlay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>stærra en vinstra megin við minna en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>minna en lokað með boga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>stærra en lokað með boga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>skáundirstrikað minna en lokað með boga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>skáundirstrikað stærra en lokað með boga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>lægri en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>hærri en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>lægri eða jafn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>hærri eða jafn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>difference between (variant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>fyrri en yfir striki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>fyrr en ekki jafnt og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>síðar en ekki jafnt og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>tvöfalt fyrri en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>tvöfalt síðari en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>hlutmengi of with dot; is included in as sub relation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>yfirmengi of with dot; includes as sub relation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>hlutmengi með plús undir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>yfirmengi með plús undir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>hlutmengi með margföldunarkross undir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>yfirmengi með margföldunarkross undir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>hlutmengi eða jafnt og með depli yfir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>yfirmengi eða jafnt og með depli yfir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>approximate hlutmengi of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>approximate yfirmengi of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>lokað hlutmengi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>lokað yfirmengi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>lokað hlutmengi eða jafnt og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>lokað yfirmengi eða jafnt og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>hlutmengi yfir yfirmengi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>yfirmengi yfir hlutmengi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>hlutmengi yfir hlutmengi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>yfirmengi yfir yfirmengi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>yfirmengi vinstra megin við hlutmengi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>yfirmengi vinstra megin við hlutmengi tengd með lástriki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>stak í sem opnast niður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>gaffall með téi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>gagnsnið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>double left turnstile vertical bar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>langt strik til vinstri frá vinstra striki í tvöföldu lóðstriki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>short down tack with overbar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>perpendicular yfir bar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>short up tack above short down tack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>double up tack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>tvöfalt ekki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>öfugt tvöfalt ekki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>öfugt skástrikað er ekki þáttur í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>lóðlína með hring yfir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>lóðlína með hring undir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>down tack with circle below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>þverstrikað samsíða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>samsíða með bylgju ofaní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>heiltöludeiling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bandstrik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núllbil ótengi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núllbil tengi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vinstri til hægri tákn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hægri til vinstri tákn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fyllt stjarna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ófyllt stjarna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>hak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kjörkross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möltukros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sexarma stjarna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dropastjarna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einn þriðji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tveir þriðju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einn fimmti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tveir fimmtu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þrír fimmtu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fjórir fimmtu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einn sjötti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hástæðir tveir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>hástæðir þrír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einn fjórði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hálfur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þrír fjórðu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fimm sjöttu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einn áttundi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þrír áttundu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fimm áttundu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sjö áttundu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